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3.506cm"/>
    </style:style>
    <style:style style:name="pr4" style:family="presentation" style:parent-style-name="Varsayılan_5f_-outline1">
      <style:graphic-properties fo:min-height="13.61cm"/>
    </style:style>
    <style:style style:name="pr5" style:family="presentation" style:parent-style-name="Varsayılan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ourier Ne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Sınıflar ve Obje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ınıflar ve Objel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ınıflar soyut veri tipleridir. Nesnelerin ortak özellikleri için şablonlarını belirlerler.</text:p>
              </text:list-item>
              <text:list-item>
                <text:p>Değişken ve method içerebilirler.</text:p>
              </text:list-item>
              <text:list-item>
                <text:p>Objeler ise sınıfların somut halleridir.</text:p>
              </text:list-item>
              <text:list-item>
                <text:p>Örneğin “Kedi” sınıf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ınıf yapısı</text:p>
          </draw:text-box>
        </draw:frame>
        <draw:frame presentation:style-name="pr4" draw:layer="layout" svg:width="25.199cm" svg:height="9.344cm" svg:x="1.4cm" svg:y="9.43cm" presentation:class="outline" presentation:placeholder="true" presentation:user-transformed="true">
          <draw:text-box/>
        </draw:frame>
        <draw:custom-shape draw:name="Text Box 5" draw:style-name="gr2" draw:text-style-name="P3" draw:layer="layout" svg:width="21.026cm" svg:height="2.965cm" svg:x="3.887cm" svg:y="4.8cm">
          <text:list text:style-name="L3">
            <text:list-header>
              <text:p text:style-name="P2"><text:span text:style-name="T1">public class </text:span><text:span text:style-name="T2">name</text:span><text:span text:style-name="T1"> extends </text:span><text:span text:style-name="T2">superclass</text:span><text:span text:style-name="T1"> {</text:span></text:p>
              <text:p text:style-name="P2"><text:span text:style-name="T3"/></text:p>
              <text:p text:style-name="P2"><text:span text:style-name="T1"><text:s text:c="4"/></text:span><text:span text:style-name="T2">class body</text:span></text:p>
              <text:p text:style-name="P2"><text:span text:style-name="T3"/></text:p>
              <text:p text:style-name="P2"><text:span text:style-name="T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Örnek: Student sınıfı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İsmi var</text:p>
              </text:list-item>
              <text:list-item>
                <text:p>ID numarası var</text:p>
              </text:list-item>
              <text:list-item>
                <text:p>Kredi sayısı var</text:p>
              </text:list-item>
              <text:list-item>
                <text:p>Sınıfa ait mezun olma kredi sayısı sabiti var</text:p>
              </text:list-item>
              <text:list-item>
                <text:p>toString </text:p>
              </text:list-item>
              <text:list-item>
                <text:p>mezun olabilir mi? (isEligibleToGraduat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Örnek: Dice Sınıfı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Ön yüz değeri var</text:p>
              </text:list-item>
              <text:list-item>
                <text:p>roll() methodu v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office:forms form:automatic-focus="false" form:apply-design-mode="false"/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5H28M41S</meta:editing-duration>
    <meta:editing-cycles>202</meta:editing-cycles>
    <dc:date>2017-02-05T01:27:00.789685237</dc:date>
    <meta:generator>LibreOffice/5.1.5.2$Linux_X86_64 LibreOffice_project/10m0$Build-2</meta:generator>
    <meta:document-statistic meta:object-count="50"/>
  </office:meta>
</office:document-meta>
</file>